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4cm" fo:min-width="10.353cm"/>
    </style:style>
    <style:style style:name="gr2" style:family="graphic" style:parent-style-name="standard">
      <style:graphic-properties draw:stroke="solid" svg:stroke-width="0.352cm" svg:stroke-color="#000000" draw:stroke-linejoin="round" svg:stroke-linecap="butt" draw:fill="none" fo:padding-top="0.176cm" fo:padding-bottom="0.176cm" fo:padding-left="0.176cm" fo:padding-right="0.176cm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solid" svg:stroke-width="0.352cm" svg:stroke-color="#000000" draw:stroke-linejoin="miter" svg:stroke-linecap="butt" draw:fill="none" fo:padding-top="0.176cm" fo:padding-bottom="0.176cm" fo:padding-left="0.176cm" fo:padding-right="0.176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991cm" fo:min-width="1.692cm" fo:padding-top="0cm" fo:padding-bottom="0cm" fo:padding-left="0cm" fo:padding-right="0cm"/>
    </style:style>
    <style:style style:name="gr6" style:family="graphic" style:parent-style-name="standard">
      <style:graphic-properties draw:stroke="none" draw:stroke-dash="Ultrafine_20_2_20_Dots_20_3_20_Dashes" draw:fill="solid" draw:fill-color="#000000"/>
    </style:style>
    <style:style style:name="gr7" style:family="graphic" style:parent-style-name="standard">
      <style:graphic-properties draw:stroke="solid" svg:stroke-width="0.176cm" svg:stroke-color="#000000" draw:marker-start="" draw:marker-end="" draw:stroke-linejoin="round" svg:stroke-linecap="square" draw:fill="none" fo:padding-top="0.088cm" fo:padding-bottom="0.088cm" fo:padding-left="0.088cm" fo:padding-right="0.088cm"/>
    </style:style>
    <style:style style:name="gr8" style:family="graphic" style:parent-style-name="standard">
      <style:graphic-properties draw:stroke="none" draw:marker-start="" draw:marker-end="" draw:fill="solid" draw:fill-color="#000000"/>
    </style:style>
    <style:style style:name="gr9" style:family="graphic" style:parent-style-name="standard">
      <style:graphic-properties draw:stroke="solid" svg:stroke-width="0.176cm" svg:stroke-color="#000000" draw:marker-start="" draw:marker-end="" draw:stroke-linejoin="miter" svg:stroke-linecap="butt" draw:fill="none" fo:padding-top="0.088cm" fo:padding-bottom="0.088cm" fo:padding-left="0.088cm" fo:padding-right="0.088cm"/>
    </style:style>
    <style:style style:name="gr10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1.496cm" fo:min-width="1.269cm" fo:padding-top="0cm" fo:padding-bottom="0cm" fo:padding-left="0cm" fo:padding-right="0cm"/>
    </style:style>
    <style:style style:name="P1" style:family="paragraph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" style:family="paragraph">
      <style:paragraph-properties fo:text-align="start" style:writing-mode="lr-tb"/>
    </style:style>
    <style:style style:name="P3" style:family="paragraph">
      <style:paragraph-properties fo:text-align="start" style:writing-mode="lr-tb"/>
      <style:text-properties fo:font-size="48pt" style:font-size-asian="48pt" style:font-size-complex="48pt"/>
    </style:style>
    <style:style style:name="P4" style:family="paragraph">
      <style:paragraph-properties fo:margin-top="0cm" fo:margin-bottom="0cm"/>
    </style:style>
    <style:style style:name="P5" style:family="paragraph">
      <style:paragraph-properties fo:margin-top="0cm" fo:margin-bottom="0cm" fo:text-align="start" style:writing-mode="lr-tb"/>
    </style:style>
    <style:style style:name="P6" style:family="paragraph">
      <style:paragraph-properties fo:margin-top="0cm" fo:margin-bottom="0cm" fo:text-align="start" style:writing-mode="lr-tb"/>
      <style:text-properties fo:font-size="36pt" style:font-size-asian="36pt" style:font-size-complex="36pt"/>
    </style:style>
    <style:style style:name="T1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color="#000000" fo:font-family="Garamond" fo:font-size="48pt" fo:font-weight="bold" style:font-size-asian="48pt" style:font-family-complex="Garamond" style:font-size-complex="48pt" style:font-weight-complex="bold"/>
    </style:style>
    <style:style style:name="T4" style:family="text">
      <style:text-properties fo:color="#000000" fo:font-family="Garamond" fo:font-size="36pt" fo:font-weight="bold" style:font-size-asian="36pt" style:font-family-complex="Garamon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24">
        <office:forms form:automatic-focus="false" form:apply-design-mode="false"/>
        <draw:frame draw:style-name="gr1" draw:text-style-name="P1" draw:layer="layout" svg:width="12.342cm" svg:height="1.458cm" svg:x="6.5cm" svg:y="26.5cm">
          <draw:text-box>
            <text:p><text:span text:style-name="T1">Note:</text:span><text:span text:style-name="T2"> The length of the squares must be 31mm and the length of the</text:span></text:p>
            <text:p><text:span text:style-name="T2">displacement between the robot coordinate system and the checker board</text:span></text:p>
            <text:p><text:span text:style-name="T2">coordinate system must be 202.5mm (X = 160mm and Y = -124mm)!</text:span></text:p>
          </draw:text-box>
        </draw:frame>
        <draw:line draw:style-name="gr2" draw:layer="layout" svg:x1="5.881cm" svg:y1="15.336cm" svg:x2="18.479cm" svg:y2="15.336cm">
          <text:p/>
        </draw:line>
        <draw:polygon draw:style-name="gr3" draw:layer="layout" svg:width="0.79cm" svg:height="0.593cm" svg:x="18.479cm" svg:y="15.039cm" svg:viewBox="0 0 791 594" draw:points="791,298 0,0 0,594">
          <text:p/>
        </draw:polygon>
        <draw:polygon draw:style-name="gr4" draw:layer="layout" svg:width="0.79cm" svg:height="0.593cm" svg:x="18.479cm" svg:y="15.039cm" svg:viewBox="0 0 791 594" draw:points="791,298 0,0 0,594">
          <text:p/>
        </draw:polygon>
        <draw:line draw:style-name="gr2" draw:layer="layout" svg:x1="5.846cm" svg:y1="28.036cm" svg:x2="5.846cm" svg:y2="4.008cm">
          <text:p/>
        </draw:line>
        <draw:polygon draw:style-name="gr3" draw:layer="layout" svg:width="0.592cm" svg:height="0.79cm" svg:x="5.55cm" svg:y="3.218cm" svg:viewBox="0 0 593 791" draw:points="297,0 0,791 593,791">
          <text:p/>
        </draw:polygon>
        <draw:polygon draw:style-name="gr4" draw:layer="layout" svg:width="0.592cm" svg:height="0.79cm" svg:x="5.55cm" svg:y="3.218cm" svg:viewBox="0 0 593 791" draw:points="297,0 0,791 593,791">
          <text:p/>
        </draw:polygon>
        <draw:frame draw:style-name="gr5" draw:text-style-name="P3" draw:layer="layout" svg:width="1.692cm" svg:height="1.991cm" svg:x="18.458cm" svg:y="15.458cm">
          <draw:text-box>
            <text:p text:style-name="P2"><text:span text:style-name="T3">x</text:span></text:p>
          </draw:text-box>
        </draw:frame>
        <draw:line draw:style-name="gr2" draw:layer="layout" svg:x1="2.6cm" svg:y1="9.281cm" svg:x2="9.092cm" svg:y2="9.281cm">
          <text:p/>
        </draw:line>
        <draw:line draw:style-name="gr2" draw:layer="layout" svg:x1="2.6cm" svg:y1="21.193cm" svg:x2="9.092cm" svg:y2="21.193cm">
          <text:p/>
        </draw:line>
        <draw:frame draw:style-name="gr5" draw:text-style-name="P3" draw:layer="layout" svg:width="1.692cm" svg:height="1.991cm" svg:x="3.95cm" svg:y="2.864cm">
          <draw:text-box>
            <text:p text:style-name="P2"><text:span text:style-name="T3">y</text:span></text:p>
          </draw:text-box>
        </draw:frame>
        <draw:g>
          <draw:g>
            <draw:polygon draw:style-name="gr6" draw:text-style-name="P4" draw:layer="layout" svg:width="3.099cm" svg:height="3.099cm" svg:x="21.845cm" svg:y="2.936cm" svg:viewBox="0 0 3100 3100" draw:points="0,0 3100,0 3100,3100 0,3100">
              <text:p/>
            </draw:polygon>
            <draw:polygon draw:style-name="gr6" draw:text-style-name="P4" draw:layer="layout" svg:width="3.099cm" svg:height="3.099cm" svg:x="24.945cm" svg:y="6.036cm" svg:viewBox="0 0 3100 3100" draw:points="0,0 3100,0 3100,3100 0,3100">
              <text:p/>
            </draw:polygon>
            <draw:polygon draw:style-name="gr6" draw:text-style-name="P4" draw:layer="layout" svg:width="3.099cm" svg:height="3.099cm" svg:x="21.845cm" svg:y="9.136cm" svg:viewBox="0 0 3100 3100" draw:points="0,0 3100,0 3100,3100 0,3100">
              <text:p/>
            </draw:polygon>
            <draw:polygon draw:style-name="gr6" draw:text-style-name="P4" draw:layer="layout" svg:width="3.099cm" svg:height="3.099cm" svg:x="24.945cm" svg:y="12.236cm" svg:viewBox="0 0 3100 3100" draw:points="0,0 3100,0 3100,3100 0,3100">
              <text:p/>
            </draw:polygon>
            <draw:polygon draw:style-name="gr6" draw:text-style-name="P4" draw:layer="layout" svg:width="3.099cm" svg:height="3.099cm" svg:x="21.845cm" svg:y="15.336cm" svg:viewBox="0 0 3100 3100" draw:points="0,0 3100,0 3100,3100 0,3100">
              <text:p/>
            </draw:polygon>
            <draw:polygon draw:style-name="gr6" draw:text-style-name="P4" draw:layer="layout" svg:width="3.099cm" svg:height="3.099cm" svg:x="24.945cm" svg:y="18.436cm" svg:viewBox="0 0 3100 3100" draw:points="0,0 3100,0 3100,3100 0,3100">
              <text:p/>
            </draw:polygon>
            <draw:polygon draw:style-name="gr6" draw:text-style-name="P4" draw:layer="layout" svg:width="3.099cm" svg:height="3.099cm" svg:x="21.845cm" svg:y="21.536cm" svg:viewBox="0 0 3100 3100" draw:points="0,0 3100,0 3100,3100 0,3100">
              <text:p/>
            </draw:polygon>
            <draw:polygon draw:style-name="gr6" draw:text-style-name="P4" draw:layer="layout" svg:width="3.099cm" svg:height="3.099cm" svg:x="24.945cm" svg:y="24.636cm" svg:viewBox="0 0 3100 3100" draw:points="0,0 3100,0 3100,3100 0,3100">
              <text:p/>
            </draw:polygon>
            <draw:polygon draw:style-name="gr6" draw:text-style-name="P4" draw:layer="layout" svg:width="3.099cm" svg:height="3.099cm" svg:x="28.045cm" svg:y="2.936cm" svg:viewBox="0 0 3100 3100" draw:points="0,0 3100,0 3100,3100 0,3100">
              <text:p/>
            </draw:polygon>
            <draw:polygon draw:style-name="gr6" draw:text-style-name="P4" draw:layer="layout" svg:width="3.099cm" svg:height="3.099cm" svg:x="31.145cm" svg:y="6.036cm" svg:viewBox="0 0 3100 3100" draw:points="0,0 3100,0 3100,3100 0,3100">
              <text:p/>
            </draw:polygon>
            <draw:polygon draw:style-name="gr6" draw:text-style-name="P4" draw:layer="layout" svg:width="3.099cm" svg:height="3.099cm" svg:x="28.045cm" svg:y="9.136cm" svg:viewBox="0 0 3100 3100" draw:points="0,0 3100,0 3100,3100 0,3100">
              <text:p/>
            </draw:polygon>
            <draw:polygon draw:style-name="gr6" draw:text-style-name="P4" draw:layer="layout" svg:width="3.099cm" svg:height="3.099cm" svg:x="31.145cm" svg:y="12.236cm" svg:viewBox="0 0 3100 3100" draw:points="0,0 3100,0 3100,3100 0,3100">
              <text:p/>
            </draw:polygon>
            <draw:polygon draw:style-name="gr6" draw:text-style-name="P4" draw:layer="layout" svg:width="3.099cm" svg:height="3.099cm" svg:x="28.045cm" svg:y="15.336cm" svg:viewBox="0 0 3100 3100" draw:points="0,0 3100,0 3100,3100 0,3100">
              <text:p/>
            </draw:polygon>
            <draw:polygon draw:style-name="gr6" draw:text-style-name="P4" draw:layer="layout" svg:width="3.099cm" svg:height="3.099cm" svg:x="31.145cm" svg:y="18.436cm" svg:viewBox="0 0 3100 3100" draw:points="0,0 3100,0 3100,3100 0,3100">
              <text:p/>
            </draw:polygon>
            <draw:polygon draw:style-name="gr6" draw:text-style-name="P4" draw:layer="layout" svg:width="3.099cm" svg:height="3.099cm" svg:x="28.045cm" svg:y="21.536cm" svg:viewBox="0 0 3100 3100" draw:points="0,0 3100,0 3100,3100 0,3100">
              <text:p/>
            </draw:polygon>
            <draw:polygon draw:style-name="gr6" draw:text-style-name="P4" draw:layer="layout" svg:width="3.099cm" svg:height="3.099cm" svg:x="31.145cm" svg:y="24.636cm" svg:viewBox="0 0 3100 3100" draw:points="0,0 3100,0 3100,3100 0,3100">
              <text:p/>
            </draw:polygon>
            <draw:polygon draw:style-name="gr6" draw:text-style-name="P4" draw:layer="layout" svg:width="3.099cm" svg:height="3.099cm" svg:x="34.245cm" svg:y="2.936cm" svg:viewBox="0 0 3100 3100" draw:points="0,0 3100,0 3100,3100 0,3100">
              <text:p/>
            </draw:polygon>
            <draw:polygon draw:style-name="gr6" draw:text-style-name="P4" draw:layer="layout" svg:width="3.099cm" svg:height="3.099cm" svg:x="37.345cm" svg:y="6.036cm" svg:viewBox="0 0 3100 3100" draw:points="0,0 3100,0 3100,3100 0,3100">
              <text:p/>
            </draw:polygon>
            <draw:polygon draw:style-name="gr6" draw:text-style-name="P4" draw:layer="layout" svg:width="3.099cm" svg:height="3.099cm" svg:x="34.245cm" svg:y="9.136cm" svg:viewBox="0 0 3100 3100" draw:points="0,0 3100,0 3100,3100 0,3100">
              <text:p/>
            </draw:polygon>
            <draw:polygon draw:style-name="gr6" draw:text-style-name="P4" draw:layer="layout" svg:width="3.099cm" svg:height="3.099cm" svg:x="37.345cm" svg:y="12.236cm" svg:viewBox="0 0 3100 3100" draw:points="0,0 3100,0 3100,3100 0,3100">
              <text:p/>
            </draw:polygon>
            <draw:polygon draw:style-name="gr6" draw:text-style-name="P4" draw:layer="layout" svg:width="3.099cm" svg:height="3.099cm" svg:x="34.245cm" svg:y="15.336cm" svg:viewBox="0 0 3100 3100" draw:points="0,0 3100,0 3100,3100 0,3100">
              <text:p/>
            </draw:polygon>
            <draw:polygon draw:style-name="gr6" draw:text-style-name="P4" draw:layer="layout" svg:width="3.099cm" svg:height="3.099cm" svg:x="37.345cm" svg:y="18.436cm" svg:viewBox="0 0 3100 3100" draw:points="0,0 3100,0 3100,3100 0,3100">
              <text:p/>
            </draw:polygon>
            <draw:polygon draw:style-name="gr6" draw:text-style-name="P4" draw:layer="layout" svg:width="3.099cm" svg:height="3.099cm" svg:x="34.245cm" svg:y="21.536cm" svg:viewBox="0 0 3100 3100" draw:points="0,0 3100,0 3100,3100 0,3100">
              <text:p/>
            </draw:polygon>
            <draw:polygon draw:style-name="gr6" draw:text-style-name="P4" draw:layer="layout" svg:width="3.099cm" svg:height="3.099cm" svg:x="37.345cm" svg:y="24.636cm" svg:viewBox="0 0 3100 3100" draw:points="0,0 3100,0 3100,3100 0,3100">
              <text:p/>
            </draw:polygon>
          </draw:g>
          <draw:g>
            <draw:line draw:style-name="gr7" draw:text-style-name="P4" draw:layer="layout" svg:x1="21.844cm" svg:y1="27.737cm" svg:x2="23.611cm" svg:y2="27.737cm">
              <text:p/>
            </draw:line>
            <draw:polygon draw:style-name="gr8" draw:text-style-name="P4" draw:layer="layout" svg:width="0.508cm" svg:height="0.381cm" svg:x="23.611cm" svg:y="27.546cm" svg:viewBox="0 0 509 382" draw:points="509,191 0,0 0,382">
              <text:p/>
            </draw:polygon>
            <draw:polygon draw:style-name="gr9" draw:text-style-name="P4" draw:layer="layout" svg:width="0.508cm" svg:height="0.381cm" svg:x="23.611cm" svg:y="27.546cm" svg:viewBox="0 0 509 382" draw:points="509,191 0,0 0,382">
              <text:p/>
            </draw:polygon>
            <draw:line draw:style-name="gr7" draw:text-style-name="P4" draw:layer="layout" svg:x1="21.844cm" svg:y1="27.737cm" svg:x2="21.844cm" svg:y2="25.969cm">
              <text:p/>
            </draw:line>
            <draw:polygon draw:style-name="gr8" draw:text-style-name="P4" draw:layer="layout" svg:width="0.381cm" svg:height="0.508cm" svg:x="21.653cm" svg:y="25.461cm" svg:viewBox="0 0 382 509" draw:points="191,0 0,509 382,509">
              <text:p/>
            </draw:polygon>
            <draw:polygon draw:style-name="gr9" draw:text-style-name="P4" draw:layer="layout" svg:width="0.381cm" svg:height="0.508cm" svg:x="21.653cm" svg:y="25.461cm" svg:viewBox="0 0 382 509" draw:points="191,0 0,509 382,509">
              <text:p/>
            </draw:polygon>
            <draw:frame draw:style-name="gr10" draw:text-style-name="P6" draw:layer="layout" svg:width="1.269cm" svg:height="1.496cm" svg:x="23.802cm" svg:y="26.206cm">
              <draw:text-box>
                <text:p text:style-name="P5"><text:span text:style-name="T4">x</text:span></text:p>
              </draw:text-box>
            </draw:frame>
            <draw:frame draw:style-name="gr10" draw:text-style-name="P6" draw:layer="layout" svg:width="1.269cm" svg:height="1.496cm" svg:x="22.446cm" svg:y="24.512cm">
              <draw:text-box>
                <text:p text:style-name="P5"><text:span text:style-name="T4">y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6cm" fo:margin-bottom="1cm" fo:margin-left="0.6cm" fo:margin-right="0.6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4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7-10-27T10:29:10.85</dc:date>
    <meta:editing-duration>PT22H17M20S</meta:editing-duration>
    <meta:editing-cycles>14</meta:editing-cycles>
    <meta:generator>OpenOffice/4.1.2$Win32 OpenOffice.org_project/412m3$Build-9782</meta:generator>
    <meta:document-statistic meta:object-count="46"/>
  </office:meta>
</office:document-meta>
</file>